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paragraph-properties fo:margin-top="0in" fo:margin-bottom="0.1665in" style:contextual-spacing="false" fo:line-height="175%"/>
    </style:style>
    <style:style style:name="P2" style:family="paragraph" style:parent-style-name="Standard">
      <style:paragraph-properties fo:margin-top="0in" fo:margin-bottom="0.0835in" style:contextual-spacing="false" fo:line-height="175%"/>
    </style:style>
    <style:style style:name="P3" style:family="paragraph" style:parent-style-name="List_20_Paragraph" style:list-style-name="WWNum1">
      <style:paragraph-properties fo:margin-top="0.1665in" fo:margin-bottom="0in" style:contextual-spacing="true" fo:line-height="175%"/>
    </style:style>
    <style:style style:name="P4" style:family="paragraph" style:parent-style-name="List_20_Paragraph" style:list-style-name="WWNum1">
      <style:paragraph-properties fo:margin-top="0in" fo:margin-bottom="0in" style:contextual-spacing="true" fo:line-height="175%"/>
    </style:style>
    <style:style style:name="P5" style:family="paragraph" style:parent-style-name="List_20_Paragraph" style:list-style-name="WWNum2">
      <style:paragraph-properties fo:margin-top="0in" fo:margin-bottom="0in" style:contextual-spacing="true" fo:line-height="175%"/>
    </style:style>
    <style:style style:name="T1" style:family="text">
      <style:text-properties fo:color="#1b1c1d" loext:opacity="100%" fo:font-family="'Helvetica Neue'" style:font-family-generic="roman" style:font-pitch="variable" fo:font-size="12pt" fo:language="en" fo:country="US" fo:font-style="normal" fo:font-weight="bold" style:font-family-asian="'Helvetica Neue'" style:font-family-generic-asian="system" style:font-pitch-asian="variable" style:font-size-asian="12pt" style:font-style-asian="normal" style:font-weight-asian="bold" style:font-family-complex="'Helvetica Neue'" style:font-family-generic-complex="system" style:font-pitch-complex="variable" style:font-size-complex="12pt" style:font-style-complex="normal" style:font-weight-complex="bold"/>
    </style:style>
    <style:style style:name="T2" style:family="text">
      <style:text-properties fo:color="#1b1c1d" loext:opacity="100%" fo:font-family="'Helvetica Neue'" style:font-family-generic="roman" style:font-pitch="variable" fo:font-size="12pt" fo:language="en" fo:country="US" fo:font-style="normal" fo:font-weight="normal" style:font-family-asian="'Helvetica Neue'" style:font-family-generic-asian="system" style:font-pitch-asian="variable" style:font-size-asian="12pt" style:font-style-asian="normal" style:font-weight-asian="normal" style:font-family-complex="'Helvetica Neue'" style:font-family-generic-complex="system" style:font-pitch-complex="variable" style:font-size-complex="12pt" style:font-style-complex="normal" style:font-weight-complex="normal"/>
    </style:style>
    <style:style style:name="T3" style:family="text">
      <style:text-properties fo:color="#1b1c1d" loext:opacity="100%" fo:font-family="'Helvetica Neue'" style:font-family-generic="roman" style:font-pitch="variable" fo:font-size="12pt" fo:language="en" fo:country="US" fo:font-style="italic" fo:font-weight="normal" style:font-family-asian="'Helvetica Neue'" style:font-family-generic-asian="system" style:font-pitch-asian="variable" style:font-size-asian="12pt" style:font-style-asian="italic" style:font-weight-asian="normal" style:font-family-complex="'Helvetica Neue'" style:font-family-generic-complex="system" style:font-pitch-complex="variable" style:font-size-complex="12pt" style:font-style-complex="italic" style:font-weight-complex="normal"/>
    </style:style>
    <style:style style:name="T4" style:family="text">
      <style:text-properties fo:color="#1b1c1d" loext:opacity="100%" fo:font-family="'Helvetica Neue'" style:font-family-generic="roman" style:font-pitch="variable" fo:font-size="12pt" fo:language="en" fo:country="US" fo:font-style="normal" fo:font-weight="normal" officeooo:rsid="001d1ef4" style:font-family-asian="'Helvetica Neue'" style:font-family-generic-asian="system" style:font-pitch-asian="variable" style:font-size-asian="12pt" style:font-style-asian="normal" style:font-weight-asian="normal" style:font-family-complex="'Helvetica Neue'" style:font-family-generic-complex="system" style:font-pitch-complex="variable" style:font-size-complex="12pt" style:font-style-complex="normal" style:font-weight-complex="normal"/>
    </style:style>
    <style:style style:name="T5" style:family="text">
      <style:text-properties fo:color="#1b1c1d" loext:opacity="100%" fo:font-family="'Helvetica Neue'" style:font-family-generic="roman" style:font-pitch="variable" fo:font-size="12pt" fo:language="en" fo:country="US" fo:font-style="normal" fo:font-weight="bold" officeooo:rsid="001d1ef4" style:font-family-asian="'Helvetica Neue'" style:font-family-generic-asian="system" style:font-pitch-asian="variable" style:font-size-asian="12pt" style:font-style-asian="normal" style:font-weight-asian="bold" style:font-family-complex="'Helvetica Neue'" style:font-family-generic-complex="system" style:font-pitch-complex="variable" style:font-size-complex="12pt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sultUK - Shaping Policy Together: An Operational Deep Dive</text:span></text:p>
      <text:p text:style-name="P1"><text:span text:style-name="T2">ConsultUK is engineered to be a complementary and enhancing layer to existing governmental processes, not a disruptive replacement. It's designed to augment the traditional feedback mechanisms, providing a more agile and data-rich approach to policy development.</text:span></text:p>
      <text:p text:style-name="P2"><text:span text:style-name="T1">Operational Mechanics and System Integration:</text:span></text:p>
      <text:list text:style-name="WWNum1">
        <text:list-item>
          <text:p text:style-name="P3" loext:marker-style-name="T1"><text:span text:style-name="T1">Secure Government-ID Authentication &amp; Data Flow:</text:span><text:span text:style-name="T1"/></text:p>
          <text:list>
            <text:list-item>
              <text:p text:style-name="P4" loext:marker-style-name="T2"><text:span text:style-name="T3">Integration:</text:span><text:span text:style-name="T2"> ConsultUK leverages existing government digital identity infrastructure (e.g., national ID systems, e-government portals).</text:span></text:p>
            </text:list-item>
            <text:list-item>
              <text:p text:style-name="P4" loext:marker-style-name="T2"><text:span text:style-name="T3">Workflow:</text:span><text:span text:style-name="T2"> When a citizen logs in, ConsultUK securely verifies their credentials with the government's authentication service. Upon successful verification, a unique, anonymized user ID is generated within ConsultUK, ensuring privacy.</text:span></text:p>
            </text:list-item>
            <text:list-item>
              <text:p text:style-name="P4" loext:marker-style-name="T2"><text:span text:style-name="T3">Data Handling:</text:span><text:span text:style-name="T2"> User data within ConsultUK is encrypted and stored separately from the government's core databases. Only aggregated, anonymized data is used for analysis and reporting.</text:span></text:p>
            </text:list-item>
          </text:list>
        </text:list-item>
        <text:list-item>
          <text:p text:style-name="P4" loext:marker-style-name="T1"><text:span text:style-name="T1">AI Policy Assistant ("civicAI") &amp; Information Dissemination:</text:span><text:span text:style-name="T1"/></text:p>
          <text:list>
            <text:list-item>
              <text:p text:style-name="P4" loext:marker-style-name="T2"><text:span text:style-name="T3">Integration:</text:span><text:span text:style-name="T2"> ConsultUK's backend connects to government policy databases and document repositories via secure APIs.</text:span></text:p>
            </text:list-item>
            <text:list-item>
              <text:p text:style-name="P4" loext:marker-style-name="T2"><text:span text:style-name="T3">Workflow:</text:span><text:span text:style-name="T2"> When a new policy document is uploaded, civicAI automatically processes it, extracting key information and generating summaries. Users can access these summaries through the app or website.</text:span></text:p>
            </text:list-item>
            <text:list-item>
              <text:p text:style-name="P4" loext:marker-style-name="T2"><text:span text:style-name="T3">Information Flow:</text:span><text:span text:style-name="T2"> civicAI also monitors government websites and publications for policy updates, ensuring that users receive timely notifications.</text:span></text:p>
            </text:list-item>
          </text:list>
        </text:list-item>
        <text:list-item>
          <text:p text:style-name="P4" loext:marker-style-name="T1"><text:span text:style-name="T1">Personalized Policy Tracking ("My Sectors") &amp; Notification System:</text:span><text:span text:style-name="T1"/></text:p>
          <text:list>
            <text:list-item>
              <text:p text:style-name="P4" loext:marker-style-name="T2"><text:soft-page-break/><text:span text:style-name="T3">Integration:</text:span><text:span text:style-name="T2"> Users can link their "My Sectors" preferences to specific government departments or policy areas.</text:span></text:p>
            </text:list-item>
            <text:list-item>
              <text:p text:style-name="P4" loext:marker-style-name="T2"><text:span text:style-name="T3">Workflow:</text:span><text:span text:style-name="T2"> When a policy related to a user's chosen sector is updated, the system triggers a notification. This notification can be delivered via the app, email, or SMS, depending on the user's preferences.</text:span></text:p>
            </text:list-item>
            <text:list-item>
              <text:p text:style-name="P4" loext:marker-style-name="T2"><text:span text:style-name="T3">Notification Delivery:</text:span><text:span text:style-name="T2"> The notification system integrates with existing government notification services where possible, ensuring consistent delivery.</text:span></text:p>
            </text:list-item>
          </text:list>
        </text:list-item>
        <text:list-item>
          <text:p text:style-name="P4" loext:marker-style-name="T1"><text:span text:style-name="T1">Flexible Feedback &amp; Impact Points &amp; Feedback Processing:</text:span><text:span text:style-name="T1"/></text:p>
          <text:list>
            <text:list-item>
              <text:p text:style-name="P4" loext:marker-style-name="T2"><text:span text:style-name="T3">Integration:</text:span><text:span text:style-name="T2"> Feedback submitted through ConsultUK is stored in a secure database, separate from the government's operational systems.</text:span></text:p>
            </text:list-item>
            <text:list-item>
              <text:p text:style-name="P4" loext:marker-style-name="T2"><text:span text:style-name="T3">Workflow:</text:span><text:span text:style-name="T2"> When a citizen provides feedback, the system automatically categorizes it based on policy area and sentiment. Impact Points are awarded based on pre-defined criteria.</text:span></text:p>
            </text:list-item>
            <text:list-item>
              <text:p text:style-name="P4" loext:marker-style-name="T2"><text:span text:style-name="T3">Data Processing:</text:span><text:span text:style-name="T2"> AI algorithms analyze the feedback, identifying key themes and trends. This analysis is then used to generate reports for policymakers.</text:span></text:p>
            </text:list-item>
          </text:list>
        </text:list-item>
        <text:list-item>
          <text:p text:style-name="P4" loext:marker-style-name="T1"><text:span text:style-name="T1">Community Forum (Upvote/Downvote) &amp; Aggregation:</text:span><text:span text:style-name="T1"/></text:p>
          <text:list>
            <text:list-item>
              <text:p text:style-name="P4" loext:marker-style-name="T2"><text:span text:style-name="T3">Integration:</text:span><text:span text:style-name="T2"> The forum is integrated within the ConsultUK platform, but its data is processed separately.</text:span></text:p>
            </text:list-item>
            <text:list-item>
              <text:p text:style-name="P4" loext:marker-style-name="T2"><text:span text:style-name="T3">Workflow:</text:span><text:span text:style-name="T2"> User posts are moderated by both AI and human moderators. Upvotes and downvotes are aggregated to determine the popularity of each post. AI </text:span><text:span text:style-name="T4">c</text:span><text:span text:style-name="T4">a</text:span><text:span text:style-name="T4">t</text:span><text:span text:style-name="T4">e</text:span><text:span text:style-name="T4">g</text:span><text:span text:style-name="T4">o</text:span><text:span text:style-name="T4">r</text:span><text:span text:style-name="T4">i</text:span><text:span text:style-name="T4">z</text:span><text:span text:style-name="T4">e</text:span><text:span text:style-name="T4">s</text:span><text:span text:style-name="T2"> the most popular opinions.</text:span></text:p>
            </text:list-item>
            <text:list-item>
              <text:p text:style-name="P4" loext:marker-style-name="T2"><text:span text:style-name="T3">Data Aggregation:</text:span><text:span text:style-name="T2"> Aggregated forum data is used to generate reports on public sentiment and identify emerging issues.</text:span></text:p>
            </text:list-item>
          </text:list>
        </text:list-item>
        <text:list-item>
          <text:p text:style-name="P4" loext:marker-style-name="T1"><text:span text:style-name="T1">Government "Policy Insight Dashboard" &amp; Data Visualization:</text:span><text:span text:style-name="T1"/></text:p>
          <text:list>
            <text:list-item>
              <text:p text:style-name="P4" loext:marker-style-name="T2"><text:span text:style-name="T3">Integration:</text:span><text:span text:style-name="T2"> The dashboard connects to the ConsultUK database via secure APIs.</text:span></text:p>
            </text:list-item>
            <text:list-item>
              <text:p text:style-name="P4" loext:marker-style-name="T2"><text:soft-page-break/><text:span text:style-name="T3">Workflow:</text:span><text:span text:style-name="T2"> The dashboard provides policymakers with real-time visualizations of citizen feedback, sentiment analysis, and policy impact data. Data can be filtered and segmented based on various criteria.</text:span></text:p>
            </text:list-item>
            <text:list-item>
              <text:p text:style-name="P4" loext:marker-style-name="T2"><text:span text:style-name="T3">Data Visualization:</text:span><text:span text:style-name="T2"> Data is presented in a user-friendly format, including charts, graphs, and maps, making it easy for policymakers to understand and interpret.</text:span></text:p>
            </text:list-item>
          </text:list>
        </text:list-item>
        <text:list-item>
          <text:p text:style-name="P4" loext:marker-style-name="T1"><text:span text:style-name="T5">R</text:span><text:span text:style-name="T5">o</text:span><text:span text:style-name="T5">b</text:span><text:span text:style-name="T5">u</text:span><text:span text:style-name="T5">s</text:span><text:span text:style-name="T5">t</text:span><text:span text:style-name="T1"> Analysis &amp; Reporting &amp; Report Generation:</text:span></text:p>
          <text:list>
            <text:list-item>
              <text:p text:style-name="P4" loext:marker-style-name="T2"><text:span text:style-name="T3">Integration:</text:span><text:span text:style-name="T2"> The reporting system integrates with existing government reporting tools and workflows.</text:span></text:p>
            </text:list-item>
            <text:list-item>
              <text:p text:style-name="P4" loext:marker-style-name="T2"><text:span text:style-name="T3">Workflow:</text:span><text:span text:style-name="T2"> Policymakers can generate customized reports based on specific policy areas, timeframes, or demographic groups. Reports can be exported in various formats (e.g., PDF, CSV).</text:span></text:p>
            </text:list-item>
            <text:list-item>
              <text:p text:style-name="P4" loext:marker-style-name="T2"><text:span text:style-name="T3">Report Distribution:</text:span><text:span text:style-name="T2"> Reports can be automatically distributed to relevant government departments or agencies.</text:span></text:p>
            </text:list-item>
          </text:list>
        </text:list-item>
      </text:list>
      <text:p text:style-name="P2"><text:span text:style-name="T1">How ConsultUK Fits with the Current System:</text:span></text:p>
      <text:list text:style-name="WWNum2">
        <text:list-item>
          <text:p text:style-name="P5" loext:marker-style-name="T2"><text:span text:style-name="T1">Augmentation, Not Replacement:</text:span><text:span text:style-name="T2"> ConsultUK is designed to enhance existing feedback mechanisms, such as public consultations, town hall meetings, and surveys.</text:span></text:p>
        </text:list-item>
        <text:list-item>
          <text:p text:style-name="P5" loext:marker-style-name="T2"><text:span text:style-name="T1">Data-Driven Decision Making:</text:span><text:span text:style-name="T2"> It provides policymakers with real-time data and insights, complementing traditional qualitative feedback.</text:span></text:p>
        </text:list-item>
        <text:list-item>
          <text:p text:style-name="P5" loext:marker-style-name="T2"><text:span text:style-name="T1">Increased Efficiency:</text:span><text:span text:style-name="T2"> Automation and AI-powered analysis streamline the feedback process, saving time and resources.</text:span></text:p>
        </text:list-item>
        <text:list-item>
          <text:p text:style-name="P5" loext:marker-style-name="T2"><text:span text:style-name="T1">Enhanced Transparency:</text:span><text:span text:style-name="T2"> The platform provides citizens with greater visibility into the policy-making process, fostering trust and accountability.</text:span></text:p>
        </text:list-item>
        <text:list-item>
          <text:p text:style-name="P5" loext:marker-style-name="T2"><text:span text:style-name="T1">Improved Accessibility:</text:span><text:span text:style-name="T2"> Multi-platform access and AI assistance ensure that all citizens can participate, regardless of their technical skills or location.</text:span></text:p>
        </text:list-item>
        <text:list-item>
          <text:p text:style-name="P5" loext:marker-style-name="T2"><text:soft-page-break/><text:span text:style-name="T1">Flexible Integration:</text:span><text:span text:style-name="T2"> ConsultUK is designed to be adaptable and can be integrated with various government systems and workflows.</text:span></text:p>
        </text:list-item>
        <text:list-item>
          <text:p text:style-name="P5" loext:marker-style-name="T2"><text:span text:style-name="T1">Security First:</text:span><text:span text:style-name="T2"> The platform is designed with security as a priority, ensuring that user data and government information are protected.</text:span></text:p>
        </text:list-item>
      </text:list>
      <text:p text:style-name="P1"><text:span text:style-name="T2">By integrating seamlessly with existing governmental systems, ConsultUK provides a modern, efficient, and inclusive approach to citizen engagement in policy development.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1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1" fo:font-size="12pt" fo:language="en" fo:country="US" style:letter-kerning="false" style:font-name-asian="F" style:font-size-asian="12pt" style:language-asian="ja" style:country-asian="JP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1" fo:font-family="Aptos" style:font-family-generic="roman" style:font-pitch="variable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1T18:06:01.495506200</meta:creation-date>
    <dc:date>2025-03-11T18:34:46.485368994</dc:date>
    <meta:initial-creator>Hard Brijeshkumar JOSHI</meta:initial-creator>
    <meta:generator>LibreOffice/25.2.0.3$Linux_X86_64 LibreOffice_project/520$Build-3</meta:generator>
    <meta:editing-duration>PT9M2S</meta:editing-duration>
    <meta:editing-cycles>1</meta:editing-cycles>
    <meta:document-statistic meta:table-count="0" meta:image-count="0" meta:object-count="0" meta:page-count="4" meta:paragraph-count="40" meta:word-count="715" meta:character-count="5177" meta:non-whitespace-character-count="4537"/>
    <meta:user-defined meta:name="AppVersion">16.0000</meta:user-defined>
    <meta:template xlink:type="simple" xlink:actuate="onRequest" xlink:title="Normal.dotm" xlink:href=""/>
  </office:meta>
</office:document-meta>
</file>